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Cardinal" svg:font-family="Cardinal" style:font-pitch="variable"/>
    <style:font-face style:name="Linux Libertine1" svg:font-family="'Linux Libertine'" style:font-pitch="variable"/>
    <style:font-face style:name="Linux Libertine" svg:font-family="'Linux Libertine'" style:font-adornments="Regular" style:font-pitch="variable"/>
    <style:font-face style:name="Quivira1" svg:font-family="Quivira" style:font-adornments="Bold" style:font-family-generic="roman" style:font-pitch="variable"/>
    <style:font-face style:name="Quivira" svg:font-family="Quivir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T1" style:family="text">
      <style:text-properties style:font-name="Linux Libertine1"/>
    </style:style>
    <style:style style:name="T2" style:family="text">
      <style:text-properties style:font-name="Cardin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Cardinal" svg:font-family="Cardinal" style:font-pitch="variable"/>
    <style:font-face style:name="Linux Libertine1" svg:font-family="'Linux Libertine'" style:font-pitch="variable"/>
    <style:font-face style:name="Linux Libertine" svg:font-family="'Linux Libertine'" style:font-adornments="Regular" style:font-pitch="variable"/>
    <style:font-face style:name="Quivira1" svg:font-family="Quivira" style:font-adornments="Bold" style:font-family-generic="roman" style:font-pitch="variable"/>
    <style:font-face style:name="Quivira" svg:font-family="Quivir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/>
      <style:text-properties style:font-name="Linux Libertin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fo:text-align="start" style:justify-single-word="false" style:page-number="auto" fo:keep-with-next="always"/>
      <style:text-properties style:font-name="Quivira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page-number="auto" fo:keep-with-next="auto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text-align="center" style:justify-single-word="false" style:page-number="auto"/>
      <style:text-properties style:font-name="Quivira1" fo:font-size="24pt" fo:font-weight="normal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text-align="center" style:justify-single-word="false"/>
      <style:text-properties style:font-name="Quivira1" fo:font-size="20pt" fo:font-weight="normal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style:page-number="auto" fo:background-color="#c0c0c0" fo:padding="0.0201in" fo:border="0.0008in solid #000000" style:shadow="none" style:join-border="false">
        <style:background-image/>
      </style:paragraph-properties>
      <style:text-properties style:font-name="Quivira1" fo:font-size="14pt" fo:font-weight="normal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background-color="#e6e6e6" fo:padding="0.0201in" fo:border="0.0008in solid #000000" style:shadow="none" style:join-border="false">
        <style:background-image/>
      </style:paragraph-properties>
      <style:text-properties style:font-name="Quivira1" fo:font-size="12pt" fo:font-weight="normal" style:font-name-asian="SimSun" style:font-size-asian="12pt" style:font-weight-asian="bold" style:font-name-complex="Mangal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egal" style:family="paragraph" style:parent-style-name="Standard" style:class="text" style:master-page-name="">
      <style:paragraph-properties fo:text-align="center" style:justify-single-word="false" style:page-number="auto"/>
      <style:text-properties style:font-name="Courier New1" fo:font-size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Nontechnical" style:family="paragraph" style:parent-style-name="Text_20_body" style:class="text">
      <style:paragraph-properties fo:margin-left="0in" fo:margin-right="0in" fo:text-align="justify" style:justify-single-word="false" fo:text-indent="0in" style:auto-text-indent="tru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style:font-name="Linux Libertine1"/>
    </style:style>
    <style:style style:name="MT2" style:family="text">
      <style:text-properties style:font-name="Cardin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itle>Gazebo Standard Template</text:title></text:span><text:span text:style-name="MT1"> by </text:span><text:span text:style-name="MT1"><text:initial-creator>Daniel Black</text:initial-creator></text:span><text:span text:style-name="MT2"><text:tab/></text:span><text:tab/>Page <text:page-number text:select-page="current">1</text:page-number> of <text:page-count>1</text:page-count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06T01:42:32.67</meta:creation-date>
    <meta:editing-cycles>2</meta:editing-cycles>
    <meta:editing-duration>PT14S</meta:editing-duration>
    <dc:title>Gazebo Standard Template</dc:title>
    <meta:generator>OpenOffice.org/3.3$Win32 OpenOffice.org_project/330m20$Build-9567</meta:generator>
    <meta:initial-creator>Daniel Black</meta:initial-creator>
    <meta:document-statistic meta:table-count="0" meta:image-count="0" meta:object-count="0" meta:page-count="1" meta:paragraph-count="1" meta:word-count="10" meta:character-count="53"/>
    <dc:date>2013-03-06T01:43:14.52</dc:date>
    <dc:creator>Daniel Black</dc:creator>
    <meta:template xlink:type="simple" xlink:actuate="onRequest" xlink:title="Gazebo Standard Template" xlink:href="file:///C:/Users/Danny/AppData/Roaming/OpenOffice.org/3/user/template/Gazebo%20Standard%20Template.ott" meta:date="2013-03-06T01:42:32.35"/>
  </office:meta>
</office:document-meta>
</file>